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8</text:p>
          </table:table-cell>
          <table:table-cell office:value-type="string">
            <text:p>Dawndraco</text:p>
          </table:table-cell>
          <table:table-cell office:value-type="string">
            <text:p>Dragon of the Daw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keyword</text:p>
          </table:table-cell>
          <table:table-cell office:value-type="string">
            <text:p>Winged Mythical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MC033</text:p>
          </table:table-cell>
          <table:table-cell office:value-type="string">
            <text:p>Peryton</text:p>
          </table:table-cell>
          <table:table-cell office:value-type="string">
            <text:p>Imaginary Being</text:p>
          </table:table-cell>
          <table:table-cell office:value-type="string">
            <text:p>Life on Land</text:p>
          </table:table-cell>
          <table:table-cell office:value-type="string">
            <text:p>Mythical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Winged Mythical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7">
            <text:p>-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23</text:p>
          </table:table-cell>
          <table:table-cell office:value-type="string">
            <text:p>Confuciusornis</text:p>
          </table:table-cell>
          <table:table-cell office:value-type="string">
            <text:p>Confuciusornism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Name</text:p>
          </table:table-cell>
          <table:table-cell office:value-type="string">
            <text:p>Confuci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Philoso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CPH003</text:p>
          </table:table-cell>
          <table:table-cell office:value-type="string">
            <text:p>Confucius</text:p>
          </table:table-cell>
          <table:table-cell office:value-type="string">
            <text:p>Word to the Wise</text:p>
          </table:table-cell>
          <table:table-cell office:value-type="string">
            <text:p>Arts &amp; Culture</text:p>
          </table:table-cell>
          <table:table-cell office:value-type="string">
            <text:p>Philosophy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Seven S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8</text:p>
          </table:table-cell>
          <table:table-cell office:value-type="string">
            <text:p>Leaellynasaura</text:p>
          </table:table-cell>
          <table:table-cell office:value-type="string">
            <text:p>Leaellyn's Lizar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RE042</text:p>
          </table:table-cell>
          <table:table-cell office:value-type="string">
            <text:p>Tuatara</text:p>
          </table:table-cell>
          <table:table-cell office:value-type="string">
            <text:p>Living Fossil</text:p>
          </table:table-cell>
          <table:table-cell office:value-type="string">
            <text:p>Life on Land</text:p>
          </table:table-cell>
          <table:table-cell office:value-type="string">
            <text:p>Reptil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3</text:p>
          </table:table-cell>
          <table:table-cell office:value-type="string">
            <text:p>Velociraptor</text:p>
          </table:table-cell>
          <table:table-cell office:value-type="string">
            <text:p>Vicious Claw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7</text:p>
          </table:table-cell>
          <table:table-cell office:value-type="string">
            <text:p>Rajasaurus</text:p>
          </table:table-cell>
          <table:table-cell office:value-type="string">
            <text:p>Princely Sum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iltre</text:p>
          </table:table-cell>
          <table:table-cell office:value-type="string">
            <text:p>type</text:p>
          </table:table-cell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4</text:p>
          </table:table-cell>
          <table:table-cell office:value-type="string">
            <text:p>Diplodocus</text:p>
          </table:table-cell>
          <table:table-cell office:value-type="string">
            <text:p>Double Beam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4</text:p>
          </table:table-cell>
          <table:table-cell office:value-type="string">
            <text:p>Barosaurus</text:p>
          </table:table-cell>
          <table:table-cell office:value-type="string">
            <text:p>He is Heavy, He's My Brother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Name</text:p>
          </table:table-cell>
          <table:table-cell office:value-type="string">
            <text:p>Diplodoc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RE018</text:p>
          </table:table-cell>
          <table:table-cell office:value-type="string">
            <text:p>Mugger Crocodile</text:p>
          </table:table-cell>
          <table:table-cell office:value-type="string">
            <text:p>Ambush!</text:p>
          </table:table-cell>
          <table:table-cell office:value-type="string">
            <text:p>Oceans and Seas</text:p>
          </table:table-cell>
          <table:table-cell office:value-type="string">
            <text:p>Ocean Reptil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string">
            <text:p>Crocodile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lt;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02">02/04/2026</text:date>, <text:time>22:2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4-02T22:26:27.33</dc:date>
    <meta:editing-duration>PT11H39M15S</meta:editing-duration>
    <meta:editing-cycles>51</meta:editing-cycles>
    <meta:generator>OpenOffice/4.1.14$Win32 OpenOffice.org_project/4114m1$Build-9811</meta:generator>
    <dc:creator>Cecil La</dc:creator>
    <meta:document-statistic meta:table-count="1" meta:cell-count="1003" meta:object-count="0"/>
  </office:meta>
</office:document-meta>
</file>